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0.79mm"/>
    </style:style>
    <style:style style:name="co2" style:family="table-column">
      <style:table-column-properties fo:break-before="auto" style:column-width="67.4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2.3mm"/>
    </style:style>
    <style:style style:name="co5" style:family="table-column">
      <style:table-column-properties fo:break-before="auto" style:column-width="52.51mm"/>
    </style:style>
    <style:style style:name="co6" style:family="table-column">
      <style:table-column-properties fo:break-before="auto" style:column-width="43.96mm"/>
    </style:style>
    <style:style style:name="co7" style:family="table-column">
      <style:table-column-properties fo:break-before="auto" style:column-width="59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51" number:automatic-order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108"/>
    <style:style style:name="ce2" style:family="table-cell" style:parent-style-name="Default">
      <style:map style:condition="cell-content()=&quot;sanxi&quot;" style:apply-style-name="Sans_20_nom8" style:base-cell-address="Feuille1.E2"/>
      <style:map style:condition="cell-content()=&quot;karim&quot;" style:apply-style-name="Sans_20_nom9" style:base-cell-address="Feuille1.E2"/>
      <style:map style:condition="cell-content()=&quot;yuming&quot;" style:apply-style-name="Sans_20_nom6" style:base-cell-address="Feuille1.E2"/>
      <style:map style:condition="cell-content()=&quot;badreddine&quot;" style:apply-style-name="Sans_20_nom10" style:base-cell-address="Feuille1.E2"/>
    </style:style>
    <style:style style:name="ce3" style:family="table-cell" style:parent-style-name="Default">
      <style:map style:condition="cell-content()=&quot;sanxi&quot;" style:apply-style-name="Sans_20_nom8" style:base-cell-address="Feuille1.E2"/>
      <style:map style:condition="cell-content()=&quot;karim&quot;" style:apply-style-name="Sans_20_nom9" style:base-cell-address="Feuille1.E2"/>
      <style:map style:condition="cell-content()=&quot;yuming&quot;" style:apply-style-name="Sans_20_nom6" style:base-cell-address="Feuille1.E2"/>
      <style:map style:condition="cell-content()=&quot;badreddine&quot;" style:apply-style-name="Sans_20_nom10" style:base-cell-address="Feuille1.E2"/>
    </style:style>
    <style:style style:name="ce4" style:family="table-cell" style:parent-style-name="Default">
      <style:map style:condition="cell-content()=&quot;sanxi&quot;" style:apply-style-name="Sans_20_nom8" style:base-cell-address="Feuille1.E2"/>
      <style:map style:condition="cell-content()=&quot;karim&quot;" style:apply-style-name="Sans_20_nom9" style:base-cell-address="Feuille1.E2"/>
      <style:map style:condition="cell-content()=&quot;yuming&quot;" style:apply-style-name="Sans_20_nom6" style:base-cell-address="Feuille1.E2"/>
      <style:map style:condition="cell-content()=&quot;badreddine&quot;" style:apply-style-name="Sans_20_nom10" style:base-cell-address="Feuille1.E2"/>
    </style:style>
    <style:style style:name="ce5" style:family="table-cell" style:parent-style-name="Default">
      <style:map style:condition="cell-content()=&quot;sanxi&quot;" style:apply-style-name="Sans_20_nom8" style:base-cell-address="Feuille1.E2"/>
      <style:map style:condition="cell-content()=&quot;karim&quot;" style:apply-style-name="Sans_20_nom9" style:base-cell-address="Feuille1.E2"/>
      <style:map style:condition="cell-content()=&quot;yuming&quot;" style:apply-style-name="Sans_20_nom6" style:base-cell-address="Feuille1.E2"/>
      <style:map style:condition="cell-content()=&quot;badreddine&quot;" style:apply-style-name="Sans_20_nom10" style:base-cell-address="Feuille1.E2"/>
    </style:style>
    <style:style style:name="ce6" style:family="table-cell" style:parent-style-name="Default">
      <style:map style:condition="cell-content()=&quot;sanxi&quot;" style:apply-style-name="Sans_20_nom8" style:base-cell-address="Feuille1.E2"/>
      <style:map style:condition="cell-content()=&quot;karim&quot;" style:apply-style-name="Sans_20_nom9" style:base-cell-address="Feuille1.E2"/>
      <style:map style:condition="cell-content()=&quot;yuming&quot;" style:apply-style-name="Sans_20_nom6" style:base-cell-address="Feuille1.E2"/>
      <style:map style:condition="cell-content()=&quot;badreddine&quot;" style:apply-style-name="Sans_20_nom10" style:base-cell-address="Feuille1.E2"/>
    </style:style>
    <style:style style:name="ce7" style:family="table-cell" style:parent-style-name="Default">
      <style:map style:condition="cell-content()=&quot;sanxi&quot;" style:apply-style-name="Sans_20_nom8" style:base-cell-address="Feuille1.E2"/>
      <style:map style:condition="cell-content()=&quot;karim&quot;" style:apply-style-name="Sans_20_nom9" style:base-cell-address="Feuille1.E2"/>
      <style:map style:condition="cell-content()=&quot;yuming&quot;" style:apply-style-name="Sans_20_nom6" style:base-cell-address="Feuille1.E2"/>
      <style:map style:condition="cell-content()=&quot;badreddine&quot;" style:apply-style-name="Sans_20_nom10" style:base-cell-address="Feuille1.E2"/>
    </style:style>
    <style:style style:name="ce8" style:family="table-cell" style:parent-style-name="Default" style:data-style-name="N37">
      <style:map style:condition="cell-content()=&quot;sanxi&quot;" style:apply-style-name="Sans_20_nom8" style:base-cell-address="Feuille1.E2"/>
      <style:map style:condition="cell-content()=&quot;karim&quot;" style:apply-style-name="Sans_20_nom9" style:base-cell-address="Feuille1.E2"/>
      <style:map style:condition="cell-content()=&quot;yuming&quot;" style:apply-style-name="Sans_20_nom6" style:base-cell-address="Feuille1.E2"/>
      <style:map style:condition="cell-content()=&quot;badreddine&quot;" style:apply-style-name="Sans_20_nom10" style:base-cell-address="Feuille1.E2"/>
    </style:style>
    <style:style style:name="ce9" style:family="table-cell" style:parent-style-name="Default" style:data-style-name="N5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51.3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2" draw:style-name="gr1" draw:text-style-name="P1" svg:width="469.38mm" svg:height="264.01mm" svg:x="39.13mm" svg:y="218.44mm">
            <loext:p draw:notify-on-update-of-ranges="Feuille1.A1:Feuille1.A1 Feuille1.A2:Feuille1.A39 Feuille1.B1:Feuille1.B1 Feuille1.B2:Feuille1.B39 Feuille1.G2:Feuille1.G39 Feuille1.C1:Feuille1.C1 Feuille1.C2:Feuille1.C39 Feuille1.F2:Feuille1.F3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column table:style-name="co6" table:default-cell-style-name="Default"/>
        <table:table-column table:style-name="co3" table:number-columns-repeated="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aches</text:p>
          </table:table-cell>
          <table:table-cell table:style-name="Default" office:value-type="string" calcext:value-type="string">
            <text:p>date de debut</text:p>
          </table:table-cell>
          <table:table-cell office:value-type="string" calcext:value-type="string">
            <text:p>duree jour</text:p>
          </table:table-cell>
          <table:table-cell table:style-name="Default" office:value-type="string" calcext:value-type="string">
            <text:p>fin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correction de variable obs en mobile(trajectoires) et ajout d’un bouton observateur</text:p>
          </table:table-cell>
          <table:table-cell office:value-type="date" office:date-value="2020-03-04" calcext:value-type="date">
            <text:p>04/03</text:p>
          </table:table-cell>
          <table:table-cell office:value-type="float" office:value="2" calcext:value-type="float">
            <text:p>2</text:p>
          </table:table-cell>
          <table:table-cell table:formula="of:=[.B2]+[.C2]" office:value-type="date" office:date-value="2020-03-06" calcext:value-type="date">
            <text:p>06/03</text:p>
          </table:table-cell>
          <table:table-cell office:value-type="string" calcext:value-type="string">
            <text:p>sanxi</text:p>
          </table:table-cell>
          <table:table-cell table:formula="of:=IF([.E2]=&quot;sanxi&quot;;ORG.LIBREOFFICE.COLOR(0;255;0);IF([.E2]=&quot;karim&quot;;ORG.LIBREOFFICE.COLOR(255;0;0);IF([.E2]=&quot;yuming&quot;;ORG.LIBREOFFICE.COLOR(0;0;255);IF([.E2]=&quot;badreddine&quot;;ORG.LIBREOFFICE.COLOR(0;255;255)))))" office:value-type="float" office:value="65280" calcext:value-type="float">
            <text:p>65280</text:p>
          </table:table-cell>
          <table:table-cell table:formula="of:=ORG.LIBREOFFICE.COLOR(255;255;255)" office:value-type="float" office:value="16777215" calcext:value-type="float">
            <text:p>16777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rection du bug: monofluide univers dm→z fonctionne que si calcul préalable de z</text:p>
          </table:table-cell>
          <table:table-cell office:value-type="date" office:date-value="2020-03-06" calcext:value-type="date">
            <text:p>06/03</text:p>
          </table:table-cell>
          <table:table-cell office:value-type="float" office:value="2" calcext:value-type="float">
            <text:p>2</text:p>
          </table:table-cell>
          <table:table-cell table:formula="of:=[.B3]+[.C3]" office:value-type="date" office:date-value="2020-03-08" calcext:value-type="date">
            <text:p>08/03</text:p>
          </table:table-cell>
          <table:table-cell office:value-type="string" calcext:value-type="string">
            <text:p>sanxi</text:p>
          </table:table-cell>
          <table:table-cell table:formula="of:=IF([.E3]=&quot;sanxi&quot;;ORG.LIBREOFFICE.COLOR(0;255;0);IF([.E3]=&quot;karim&quot;;ORG.LIBREOFFICE.COLOR(255;0;0);IF([.E3]=&quot;yuming&quot;;ORG.LIBREOFFICE.COLOR(0;0;255);IF([.E3]=&quot;badreddine&quot;;ORG.LIBREOFFICE.COLOR(0;255;255)))))" office:value-type="float" office:value="65280" calcext:value-type="float">
            <text:p>65280</text:p>
          </table:table-cell>
          <table:table-cell table:formula="of:=ORG.LIBREOFFICE.COLOR(255;255;255)" office:value-type="float" office:value="16777215" calcext:value-type="float">
            <text:p>16777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ssagerie redirection sur adresse mail universitaire</text:p>
          </table:table-cell>
          <table:table-cell office:value-type="date" office:date-value="2020-03-08" calcext:value-type="date">
            <text:p>08/03</text:p>
          </table:table-cell>
          <table:table-cell office:value-type="float" office:value="1" calcext:value-type="float">
            <text:p>1</text:p>
          </table:table-cell>
          <table:table-cell table:formula="of:=[.B4]+[.C4]" office:value-type="date" office:date-value="2020-03-09" calcext:value-type="date">
            <text:p>09/03</text:p>
          </table:table-cell>
          <table:table-cell office:value-type="string" calcext:value-type="string">
            <text:p>sanxi</text:p>
          </table:table-cell>
          <table:table-cell table:formula="of:=IF([.E4]=&quot;sanxi&quot;;ORG.LIBREOFFICE.COLOR(0;255;0);IF([.E4]=&quot;karim&quot;;ORG.LIBREOFFICE.COLOR(255;0;0);IF([.E4]=&quot;yuming&quot;;ORG.LIBREOFFICE.COLOR(0;0;255);IF([.E4]=&quot;badreddine&quot;;ORG.LIBREOFFICE.COLOR(0;255;255)))))" office:value-type="float" office:value="65280" calcext:value-type="float">
            <text:p>65280</text:p>
          </table:table-cell>
          <table:table-cell table:formula="of:=ORG.LIBREOFFICE.COLOR(255;255;255)" office:value-type="float" office:value="16777215" calcext:value-type="float">
            <text:p>16777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rection bug: Pour univers(et monofluides) le calcul inverse t→ z ne fonctionne pas</text:p>
          </table:table-cell>
          <table:table-cell office:value-type="date" office:date-value="2020-03-11" calcext:value-type="date">
            <text:p>11/03</text:p>
          </table:table-cell>
          <table:table-cell office:value-type="float" office:value="4" calcext:value-type="float">
            <text:p>4</text:p>
          </table:table-cell>
          <table:table-cell table:formula="of:=[.B5]+[.C5]" office:value-type="date" office:date-value="2020-03-15" calcext:value-type="date">
            <text:p>15/03</text:p>
          </table:table-cell>
          <table:table-cell office:value-type="string" calcext:value-type="string">
            <text:p>sanxi</text:p>
          </table:table-cell>
          <table:table-cell table:formula="of:=IF([.E5]=&quot;sanxi&quot;;ORG.LIBREOFFICE.COLOR(0;255;0);IF([.E5]=&quot;karim&quot;;ORG.LIBREOFFICE.COLOR(255;0;0);IF([.E5]=&quot;yuming&quot;;ORG.LIBREOFFICE.COLOR(0;0;255);IF([.E5]=&quot;badreddine&quot;;ORG.LIBREOFFICE.COLOR(0;255;255)))))" office:value-type="float" office:value="65280" calcext:value-type="float">
            <text:p>65280</text:p>
          </table:table-cell>
          <table:table-cell table:formula="of:=ORG.LIBREOFFICE.COLOR(255;255;255)" office:value-type="float" office:value="16777215" calcext:value-type="float">
            <text:p>16777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office:annotation draw:style-name="gr2" draw:text-style-name="P3" svg:width="28.99mm" svg:height="37.56mm" svg:x="246.78mm" svg:y="7.57mm" draw:caption-point-x="-6.1mm" draw:caption-point-y="15.1mm">
              <dc:date>2020-04-07T00:00:00</dc:date>
              <text:p text:style-name="P2">appuie sur la case univers plat, tracer, calculs annexes puis monofluides calculs annexes → les écritures ne s’affichent pas</text:p>
            </office:annotation>
            <text:p>Correction bug: Univers (voir explications commentaire cellule)</text:p>
          </table:table-cell>
          <table:table-cell office:value-type="date" office:date-value="2020-03-15" calcext:value-type="date">
            <text:p>15/03</text:p>
          </table:table-cell>
          <table:table-cell office:value-type="float" office:value="2" calcext:value-type="float">
            <text:p>2</text:p>
          </table:table-cell>
          <table:table-cell table:formula="of:=[.B6]+[.C6]" office:value-type="date" office:date-value="2020-03-17" calcext:value-type="date">
            <text:p>17/03</text:p>
          </table:table-cell>
          <table:table-cell office:value-type="string" calcext:value-type="string">
            <text:p>sanxi</text:p>
          </table:table-cell>
          <table:table-cell table:formula="of:=IF([.E6]=&quot;sanxi&quot;;ORG.LIBREOFFICE.COLOR(0;255;0);IF([.E6]=&quot;karim&quot;;ORG.LIBREOFFICE.COLOR(255;0;0);IF([.E6]=&quot;yuming&quot;;ORG.LIBREOFFICE.COLOR(0;0;255);IF([.E6]=&quot;badreddine&quot;;ORG.LIBREOFFICE.COLOR(0;255;255)))))" office:value-type="float" office:value="65280" calcext:value-type="float">
            <text:p>65280</text:p>
          </table:table-cell>
          <table:table-cell table:formula="of:=ORG.LIBREOFFICE.COLOR(255;255;255)" office:value-type="float" office:value="16777215" calcext:value-type="float">
            <text:p>16777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vail sur le rebond incohérent (problème non résolu)</text:p>
          </table:table-cell>
          <table:table-cell office:value-type="date" office:date-value="2020-03-18" calcext:value-type="date">
            <text:p>18/03</text:p>
          </table:table-cell>
          <table:table-cell office:value-type="float" office:value="4" calcext:value-type="float">
            <text:p>4</text:p>
          </table:table-cell>
          <table:table-cell table:formula="of:=[.B7]+[.C7]" office:value-type="date" office:date-value="2020-03-22" calcext:value-type="date">
            <text:p>22/03</text:p>
          </table:table-cell>
          <table:table-cell office:value-type="string" calcext:value-type="string">
            <text:p>sanxi</text:p>
          </table:table-cell>
          <table:table-cell table:formula="of:=IF([.E7]=&quot;sanxi&quot;;ORG.LIBREOFFICE.COLOR(0;255;0);IF([.E7]=&quot;karim&quot;;ORG.LIBREOFFICE.COLOR(255;0;0);IF([.E7]=&quot;yuming&quot;;ORG.LIBREOFFICE.COLOR(0;0;255);IF([.E7]=&quot;badreddine&quot;;ORG.LIBREOFFICE.COLOR(0;255;255)))))" office:value-type="float" office:value="65280" calcext:value-type="float">
            <text:p>65280</text:p>
          </table:table-cell>
          <table:table-cell table:formula="of:=ORG.LIBREOFFICE.COLOR(255;255;255)" office:value-type="float" office:value="16777215" calcext:value-type="float">
            <text:p>16777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ébauche tutoriel : création/insertion de gifs et conversion html→pdf automatique</text:p>
          </table:table-cell>
          <table:table-cell office:value-type="date" office:date-value="2020-03-22" calcext:value-type="date">
            <text:p>22/03</text:p>
          </table:table-cell>
          <table:table-cell office:value-type="float" office:value="2" calcext:value-type="float">
            <text:p>2</text:p>
          </table:table-cell>
          <table:table-cell table:formula="of:=[.B8]+[.C8]" office:value-type="date" office:date-value="2020-03-24" calcext:value-type="date">
            <text:p>24/03</text:p>
          </table:table-cell>
          <table:table-cell office:value-type="string" calcext:value-type="string">
            <text:p>sanxi</text:p>
          </table:table-cell>
          <table:table-cell table:formula="of:=IF([.E8]=&quot;sanxi&quot;;ORG.LIBREOFFICE.COLOR(0;255;0);IF([.E8]=&quot;karim&quot;;ORG.LIBREOFFICE.COLOR(255;0;0);IF([.E8]=&quot;yuming&quot;;ORG.LIBREOFFICE.COLOR(0;0;255);IF([.E8]=&quot;badreddine&quot;;ORG.LIBREOFFICE.COLOR(0;255;255)))))" office:value-type="float" office:value="65280" calcext:value-type="float">
            <text:p>65280</text:p>
          </table:table-cell>
          <table:table-cell table:formula="of:=ORG.LIBREOFFICE.COLOR(255;255;255)" office:value-type="float" office:value="16777215" calcext:value-type="float">
            <text:p>16777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rection du rebond incohérent (problème résolu): limiter a 300m/s, petite animation crash et message d’avertissement</text:p>
          </table:table-cell>
          <table:table-cell office:value-type="date" office:date-value="2020-03-25" calcext:value-type="date">
            <text:p>25/03</text:p>
          </table:table-cell>
          <table:table-cell office:value-type="float" office:value="2" calcext:value-type="float">
            <text:p>2</text:p>
          </table:table-cell>
          <table:table-cell table:formula="of:=[.B9]+[.C9]" office:value-type="date" office:date-value="2020-03-27" calcext:value-type="date">
            <text:p>27/03</text:p>
          </table:table-cell>
          <table:table-cell office:value-type="string" calcext:value-type="string">
            <text:p>sanxi</text:p>
          </table:table-cell>
          <table:table-cell table:formula="of:=IF([.E9]=&quot;sanxi&quot;;ORG.LIBREOFFICE.COLOR(0;255;0);IF([.E9]=&quot;karim&quot;;ORG.LIBREOFFICE.COLOR(255;0;0);IF([.E9]=&quot;yuming&quot;;ORG.LIBREOFFICE.COLOR(0;0;255);IF([.E9]=&quot;badreddine&quot;;ORG.LIBREOFFICE.COLOR(0;255;255)))))" office:value-type="float" office:value="65280" calcext:value-type="float">
            <text:p>65280</text:p>
          </table:table-cell>
          <table:table-cell table:formula="of:=ORG.LIBREOFFICE.COLOR(255;255;255)" office:value-type="float" office:value="16777215" calcext:value-type="float">
            <text:p>16777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eter la possibilité de passer de mobile→observateur (et inversement) en cours d’une trajectoire</text:p>
          </table:table-cell>
          <table:table-cell office:value-type="date" office:date-value="2020-03-11" calcext:value-type="date">
            <text:p>11/03</text:p>
          </table:table-cell>
          <table:table-cell office:value-type="float" office:value="1" calcext:value-type="float">
            <text:p>1</text:p>
          </table:table-cell>
          <table:table-cell table:formula="of:=[.B10]+[.C10]" office:value-type="date" office:date-value="2020-03-12" calcext:value-type="date">
            <text:p>12/03</text:p>
          </table:table-cell>
          <table:table-cell office:value-type="string" calcext:value-type="string">
            <text:p>sanxi</text:p>
          </table:table-cell>
          <table:table-cell table:formula="of:=IF([.E10]=&quot;sanxi&quot;;ORG.LIBREOFFICE.COLOR(0;255;0);IF([.E10]=&quot;karim&quot;;ORG.LIBREOFFICE.COLOR(255;0;0);IF([.E10]=&quot;yuming&quot;;ORG.LIBREOFFICE.COLOR(0;0;255);IF([.E10]=&quot;badreddine&quot;;ORG.LIBREOFFICE.COLOR(0;255;255)))))" office:value-type="float" office:value="65280" calcext:value-type="float">
            <text:p>65280</text:p>
          </table:table-cell>
          <table:table-cell table:formula="of:=ORG.LIBREOFFICE.COLOR(255;255;255)" office:value-type="float" office:value="16777215" calcext:value-type="float">
            <text:p>16777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office:annotation draw:style-name="gr3" draw:text-style-name="P4" svg:width="28.99mm" svg:height="53.36mm" svg:x="246.78mm" svg:y="30.15mm" draw:caption-point-x="-6.1mm" draw:caption-point-y="15.1mm">
              <dc:date>2020-04-03T00:00:00</dc:date>
              <text:p text:style-name="P2"><text:span text:style-name="T1">un appel seulement au jquery local, variable(data1,data2) bien défini pages trajectoires,suppression police introuvable et bug page d’accueil supression du compteur cassé</text:span></text:p>
            </office:annotation>
            <text:p>Optimisation diverses et petit bug(voir en commentaire de la cellule)</text:p>
          </table:table-cell>
          <table:table-cell office:value-type="date" office:date-value="2020-03-27" calcext:value-type="date">
            <text:p>27/03</text:p>
          </table:table-cell>
          <table:table-cell office:value-type="float" office:value="1" calcext:value-type="float">
            <text:p>1</text:p>
          </table:table-cell>
          <table:table-cell table:formula="of:=[.B11]+[.C11]" office:value-type="date" office:date-value="2020-03-28" calcext:value-type="date">
            <text:p>28/03</text:p>
          </table:table-cell>
          <table:table-cell office:value-type="string" calcext:value-type="string">
            <text:p>sanxi</text:p>
          </table:table-cell>
          <table:table-cell table:formula="of:=IF([.E11]=&quot;sanxi&quot;;ORG.LIBREOFFICE.COLOR(0;255;0);IF([.E11]=&quot;karim&quot;;ORG.LIBREOFFICE.COLOR(255;0;0);IF([.E11]=&quot;yuming&quot;;ORG.LIBREOFFICE.COLOR(0;0;255);IF([.E11]=&quot;badreddine&quot;;ORG.LIBREOFFICE.COLOR(0;255;255)))))" office:value-type="float" office:value="65280" calcext:value-type="float">
            <text:p>65280</text:p>
          </table:table-cell>
          <table:table-cell table:formula="of:=ORG.LIBREOFFICE.COLOR(255;255;255)" office:value-type="float" office:value="16777215" calcext:value-type="float">
            <text:p>16777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jectoire :Mettre les vitesses a 0 apres qu’on s’est écrasé</text:p>
          </table:table-cell>
          <table:table-cell office:value-type="date" office:date-value="2020-03-28" calcext:value-type="date">
            <text:p>28/03</text:p>
          </table:table-cell>
          <table:table-cell office:value-type="float" office:value="1" calcext:value-type="float">
            <text:p>1</text:p>
          </table:table-cell>
          <table:table-cell table:formula="of:=[.B12]+[.C12]" office:value-type="date" office:date-value="2020-03-29" calcext:value-type="date">
            <text:p>29/03</text:p>
          </table:table-cell>
          <table:table-cell office:value-type="string" calcext:value-type="string">
            <text:p>sanxi</text:p>
          </table:table-cell>
          <table:table-cell table:formula="of:=IF([.E12]=&quot;sanxi&quot;;ORG.LIBREOFFICE.COLOR(0;255;0);IF([.E12]=&quot;karim&quot;;ORG.LIBREOFFICE.COLOR(255;0;0);IF([.E12]=&quot;yuming&quot;;ORG.LIBREOFFICE.COLOR(0;0;255);IF([.E12]=&quot;badreddine&quot;;ORG.LIBREOFFICE.COLOR(0;255;255)))))" office:value-type="float" office:value="65280" calcext:value-type="float">
            <text:p>65280</text:p>
          </table:table-cell>
          <table:table-cell table:formula="of:=ORG.LIBREOFFICE.COLOR(255;255;255)" office:value-type="float" office:value="16777215" calcext:value-type="float">
            <text:p>16777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éation du diagramme de gantt (on l’a rempli séparément avec nos taches faites)</text:p>
          </table:table-cell>
          <table:table-cell office:value-type="date" office:date-value="2020-04-03" calcext:value-type="date">
            <text:p>03/04</text:p>
          </table:table-cell>
          <table:table-cell office:value-type="float" office:value="2" calcext:value-type="float">
            <text:p>2</text:p>
          </table:table-cell>
          <table:table-cell table:formula="of:=[.B13]+[.C13]" office:value-type="date" office:date-value="2020-04-05" calcext:value-type="date">
            <text:p>05/04</text:p>
          </table:table-cell>
          <table:table-cell office:value-type="string" calcext:value-type="string">
            <text:p>sanxi</text:p>
          </table:table-cell>
          <table:table-cell table:formula="of:=IF([.E13]=&quot;sanxi&quot;;ORG.LIBREOFFICE.COLOR(0;255;0);IF([.E13]=&quot;karim&quot;;ORG.LIBREOFFICE.COLOR(255;0;0);IF([.E13]=&quot;yuming&quot;;ORG.LIBREOFFICE.COLOR(0;0;255);IF([.E13]=&quot;badreddine&quot;;ORG.LIBREOFFICE.COLOR(0;255;255)))))" office:value-type="float" office:value="65280" calcext:value-type="float">
            <text:p>65280</text:p>
          </table:table-cell>
          <table:table-cell table:formula="of:=ORG.LIBREOFFICE.COLOR(255;255;255)" office:value-type="float" office:value="16777215" calcext:value-type="float">
            <text:p>16777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jectoires pour observateur, bulles ur et uphi mettre dr/dt et r*dphi/dt</text:p>
          </table:table-cell>
          <table:table-cell office:value-type="date" office:date-value="2020-04-01" calcext:value-type="date">
            <text:p>01/04</text:p>
          </table:table-cell>
          <table:table-cell office:value-type="float" office:value="2" calcext:value-type="float">
            <text:p>2</text:p>
          </table:table-cell>
          <table:table-cell table:formula="of:=[.B14]+[.C14]" office:value-type="date" office:date-value="2020-04-03" calcext:value-type="date">
            <text:p>03/04</text:p>
          </table:table-cell>
          <table:table-cell office:value-type="string" calcext:value-type="string">
            <text:p>sanxi</text:p>
          </table:table-cell>
          <table:table-cell table:formula="of:=IF([.E14]=&quot;sanxi&quot;;ORG.LIBREOFFICE.COLOR(0;255;0);IF([.E14]=&quot;karim&quot;;ORG.LIBREOFFICE.COLOR(255;0;0);IF([.E14]=&quot;yuming&quot;;ORG.LIBREOFFICE.COLOR(0;0;255);IF([.E14]=&quot;badreddine&quot;;ORG.LIBREOFFICE.COLOR(0;255;255)))))" office:value-type="float" office:value="65280" calcext:value-type="float">
            <text:p>65280</text:p>
          </table:table-cell>
          <table:table-cell table:formula="of:=ORG.LIBREOFFICE.COLOR(255;255;255)" office:value-type="float" office:value="16777215" calcext:value-type="float">
            <text:p>16777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ngement warning page accueil/trajectoires et fixage du bug ou il faux cliquer 2 fois pour faire apparaître le texte</text:p>
          </table:table-cell>
          <table:table-cell office:value-type="date" office:date-value="2020-04-06" calcext:value-type="date">
            <text:p>06/04</text:p>
          </table:table-cell>
          <table:table-cell office:value-type="float" office:value="1" calcext:value-type="float">
            <text:p>1</text:p>
          </table:table-cell>
          <table:table-cell table:formula="of:=[.B15]+[.C15]" office:value-type="date" office:date-value="2020-04-07" calcext:value-type="date">
            <text:p>07/04</text:p>
          </table:table-cell>
          <table:table-cell office:value-type="string" calcext:value-type="string">
            <text:p>sanxi</text:p>
          </table:table-cell>
          <table:table-cell table:formula="of:=IF([.E15]=&quot;sanxi&quot;;ORG.LIBREOFFICE.COLOR(0;255;0);IF([.E15]=&quot;karim&quot;;ORG.LIBREOFFICE.COLOR(255;0;0);IF([.E15]=&quot;yuming&quot;;ORG.LIBREOFFICE.COLOR(0;0;255);IF([.E15]=&quot;badreddine&quot;;ORG.LIBREOFFICE.COLOR(0;255;255)))))" office:value-type="float" office:value="65280" calcext:value-type="float">
            <text:p>65280</text:p>
          </table:table-cell>
          <table:table-cell table:formula="of:=ORG.LIBREOFFICE.COLOR(255;255;255)" office:value-type="float" office:value="16777215" calcext:value-type="float">
            <text:p>167772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ption 2 mobiles: structurer la page HTML et l’adapter pour un 2éme mobile</text:p>
          </table:table-cell>
          <table:table-cell office:value-type="date" office:date-value="2020-03-05" calcext:value-type="date">
            <text:p>05/03</text:p>
          </table:table-cell>
          <table:table-cell office:value-type="float" office:value="1" calcext:value-type="float">
            <text:p>1</text:p>
          </table:table-cell>
          <table:table-cell table:formula="of:=[.B16]+[.C16]" office:value-type="date" office:date-value="2020-03-06" calcext:value-type="date">
            <text:p>06/03</text:p>
          </table:table-cell>
          <table:table-cell table:style-name="ce3" office:value-type="string" calcext:value-type="string">
            <text:p>badreddine</text:p>
          </table:table-cell>
          <table:table-cell table:formula="of:=IF([.E16]=&quot;sanxi&quot;;ORG.LIBREOFFICE.COLOR(0;255;0);IF([.E16]=&quot;karim&quot;;ORG.LIBREOFFICE.COLOR(255;0;0);IF([.E16]=&quot;yuming&quot;;ORG.LIBREOFFICE.COLOR(0;0;255);IF([.E16]=&quot;badreddine&quot;;ORG.LIBREOFFICE.COLOR(0;255;255)))))" office:value-type="float" office:value="65535" calcext:value-type="float">
            <text:p>65535</text:p>
          </table:table-cell>
          <table:table-cell table:formula="of:=ORG.LIBREOFFICE.COLOR(255;255;255)" office:value-type="float" office:value="16777215" calcext:value-type="float">
            <text:p>167772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apter les fonctions pour un 2éme mobile, mise a jours et création de fonction <text:s/>pour la classe « calcul_trajectoire.js » </text:p>
          </table:table-cell>
          <table:table-cell office:value-type="date" office:date-value="2020-03-06" calcext:value-type="date">
            <text:p>06/03</text:p>
          </table:table-cell>
          <table:table-cell office:value-type="float" office:value="16" calcext:value-type="float">
            <text:p>16</text:p>
          </table:table-cell>
          <table:table-cell table:formula="of:=[.B17]+[.C17]" office:value-type="date" office:date-value="2020-03-22" calcext:value-type="date">
            <text:p>22/03</text:p>
          </table:table-cell>
          <table:table-cell table:style-name="ce3" office:value-type="string" calcext:value-type="string">
            <text:p>badreddine</text:p>
          </table:table-cell>
          <table:table-cell table:formula="of:=IF([.E17]=&quot;sanxi&quot;;ORG.LIBREOFFICE.COLOR(0;255;0);IF([.E17]=&quot;karim&quot;;ORG.LIBREOFFICE.COLOR(255;0;0);IF([.E17]=&quot;yuming&quot;;ORG.LIBREOFFICE.COLOR(0;0;255);IF([.E17]=&quot;badreddine&quot;;ORG.LIBREOFFICE.COLOR(0;255;255)))))" office:value-type="float" office:value="65535" calcext:value-type="float">
            <text:p>65535</text:p>
          </table:table-cell>
          <table:table-cell table:formula="of:=ORG.LIBREOFFICE.COLOR(255;255;255)" office:value-type="float" office:value="16777215" calcext:value-type="float">
            <text:p>167772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ixer le bug du rebond pour les 2 mobiles==&gt; conflit de variables.</text:p>
          </table:table-cell>
          <table:table-cell office:value-type="date" office:date-value="2020-03-13" calcext:value-type="date">
            <text:p>13/03</text:p>
          </table:table-cell>
          <table:table-cell office:value-type="float" office:value="1" calcext:value-type="float">
            <text:p>1</text:p>
          </table:table-cell>
          <table:table-cell table:formula="of:=[.B18]+[.C18]" office:value-type="date" office:date-value="2020-03-14" calcext:value-type="date">
            <text:p>14/03</text:p>
          </table:table-cell>
          <table:table-cell table:style-name="ce4" office:value-type="string" calcext:value-type="string">
            <text:p>badreddine</text:p>
          </table:table-cell>
          <table:table-cell table:formula="of:=IF([.E18]=&quot;sanxi&quot;;ORG.LIBREOFFICE.COLOR(0;255;0);IF([.E18]=&quot;karim&quot;;ORG.LIBREOFFICE.COLOR(255;0;0);IF([.E18]=&quot;yuming&quot;;ORG.LIBREOFFICE.COLOR(0;0;255);IF([.E18]=&quot;badreddine&quot;;ORG.LIBREOFFICE.COLOR(0;255;255)))))" office:value-type="float" office:value="65535" calcext:value-type="float">
            <text:p>65535</text:p>
          </table:table-cell>
          <table:table-cell table:formula="of:=ORG.LIBREOFFICE.COLOR(255;255;255)" office:value-type="float" office:value="16777215" calcext:value-type="float">
            <text:p>167772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ption 2 mobiles: MAJ <text:s/>structure de la page HTML, version moins chargé </text:p>
          </table:table-cell>
          <table:table-cell office:value-type="date" office:date-value="2020-03-18" calcext:value-type="date">
            <text:p>18/03</text:p>
          </table:table-cell>
          <table:table-cell office:value-type="float" office:value="1" calcext:value-type="float">
            <text:p>1</text:p>
          </table:table-cell>
          <table:table-cell table:formula="of:=[.B19]+[.C19]" office:value-type="date" office:date-value="2020-03-19" calcext:value-type="date">
            <text:p>19/03</text:p>
          </table:table-cell>
          <table:table-cell table:style-name="ce5" office:value-type="string" calcext:value-type="string">
            <text:p>badreddine</text:p>
          </table:table-cell>
          <table:table-cell table:formula="of:=IF([.E19]=&quot;sanxi&quot;;ORG.LIBREOFFICE.COLOR(0;255;0);IF([.E19]=&quot;karim&quot;;ORG.LIBREOFFICE.COLOR(255;0;0);IF([.E19]=&quot;yuming&quot;;ORG.LIBREOFFICE.COLOR(0;0;255);IF([.E19]=&quot;badreddine&quot;;ORG.LIBREOFFICE.COLOR(0;255;255)))))" office:value-type="float" office:value="65535" calcext:value-type="float">
            <text:p>65535</text:p>
          </table:table-cell>
          <table:table-cell table:formula="of:=ORG.LIBREOFFICE.COLOR(255;255;255)" office:value-type="float" office:value="16777215" calcext:value-type="float">
            <text:p>167772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ixer le bug de l’enregistrement, bouton ne marche pas.</text:p>
          </table:table-cell>
          <table:table-cell office:value-type="date" office:date-value="2020-03-19" calcext:value-type="date">
            <text:p>19/03</text:p>
          </table:table-cell>
          <table:table-cell office:value-type="float" office:value="1" calcext:value-type="float">
            <text:p>1</text:p>
          </table:table-cell>
          <table:table-cell table:formula="of:=[.B20]+[.C20]" office:value-type="date" office:date-value="2020-03-20" calcext:value-type="date">
            <text:p>20/03</text:p>
          </table:table-cell>
          <table:table-cell table:style-name="ce6" office:value-type="string" calcext:value-type="string">
            <text:p>badreddine</text:p>
          </table:table-cell>
          <table:table-cell table:formula="of:=IF([.E20]=&quot;sanxi&quot;;ORG.LIBREOFFICE.COLOR(0;255;0);IF([.E20]=&quot;karim&quot;;ORG.LIBREOFFICE.COLOR(255;0;0);IF([.E20]=&quot;yuming&quot;;ORG.LIBREOFFICE.COLOR(0;0;255);IF([.E20]=&quot;badreddine&quot;;ORG.LIBREOFFICE.COLOR(0;255;255)))))" office:value-type="float" office:value="65535" calcext:value-type="float">
            <text:p>65535</text:p>
          </table:table-cell>
          <table:table-cell table:formula="of:=ORG.LIBREOFFICE.COLOR(255;255;255)" office:value-type="float" office:value="16777215" calcext:value-type="float">
            <text:p>167772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/>fixer le bug des manettes: bouton pause et vitesse ne marche pas pour le mobile2 </text:p>
          </table:table-cell>
          <table:table-cell office:value-type="date" office:date-value="2020-03-20" calcext:value-type="date">
            <text:p>20/03</text:p>
          </table:table-cell>
          <table:table-cell office:value-type="float" office:value="1" calcext:value-type="float">
            <text:p>1</text:p>
          </table:table-cell>
          <table:table-cell table:formula="of:=[.B21]+[.C21]" office:value-type="date" office:date-value="2020-03-21" calcext:value-type="date">
            <text:p>21/03</text:p>
          </table:table-cell>
          <table:table-cell table:style-name="ce6" office:value-type="string" calcext:value-type="string">
            <text:p>badreddine</text:p>
          </table:table-cell>
          <table:table-cell table:formula="of:=IF([.E21]=&quot;sanxi&quot;;ORG.LIBREOFFICE.COLOR(0;255;0);IF([.E21]=&quot;karim&quot;;ORG.LIBREOFFICE.COLOR(255;0;0);IF([.E21]=&quot;yuming&quot;;ORG.LIBREOFFICE.COLOR(0;0;255);IF([.E21]=&quot;badreddine&quot;;ORG.LIBREOFFICE.COLOR(0;255;255)))))" office:value-type="float" office:value="65535" calcext:value-type="float">
            <text:p>65535</text:p>
          </table:table-cell>
          <table:table-cell table:formula="of:=ORG.LIBREOFFICE.COLOR(255;255;255)" office:value-type="float" office:value="16777215" calcext:value-type="float">
            <text:p>167772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J de l’option « valeurs précédente »</text:p>
          </table:table-cell>
          <table:table-cell office:value-type="date" office:date-value="2020-03-20" calcext:value-type="date">
            <text:p>20/03</text:p>
          </table:table-cell>
          <table:table-cell office:value-type="float" office:value="1" calcext:value-type="float">
            <text:p>1</text:p>
          </table:table-cell>
          <table:table-cell table:formula="of:=[.B22]+[.C22]" office:value-type="date" office:date-value="2020-03-21" calcext:value-type="date">
            <text:p>21/03</text:p>
          </table:table-cell>
          <table:table-cell table:style-name="ce6" office:value-type="string" calcext:value-type="string">
            <text:p>badreddine</text:p>
          </table:table-cell>
          <table:table-cell table:formula="of:=IF([.E22]=&quot;sanxi&quot;;ORG.LIBREOFFICE.COLOR(0;255;0);IF([.E22]=&quot;karim&quot;;ORG.LIBREOFFICE.COLOR(255;0;0);IF([.E22]=&quot;yuming&quot;;ORG.LIBREOFFICE.COLOR(0;0;255);IF([.E22]=&quot;badreddine&quot;;ORG.LIBREOFFICE.COLOR(0;255;255)))))" office:value-type="float" office:value="65535" calcext:value-type="float">
            <text:p>65535</text:p>
          </table:table-cell>
          <table:table-cell table:formula="of:=ORG.LIBREOFFICE.COLOR(255;255;255)" office:value-type="float" office:value="16777215" calcext:value-type="float">
            <text:p>167772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réation d’une nouvelle classe « graphe_potentiel2 » independante pour dessiné un 2éme graphe de potentiel</text:p>
          </table:table-cell>
          <table:table-cell office:value-type="date" office:date-value="2020-03-23" calcext:value-type="date">
            <text:p>23/03</text:p>
          </table:table-cell>
          <table:table-cell office:value-type="float" office:value="2" calcext:value-type="float">
            <text:p>2</text:p>
          </table:table-cell>
          <table:table-cell table:formula="of:=[.B23]+[.C23]" office:value-type="date" office:date-value="2020-03-25" calcext:value-type="date">
            <text:p>25/03</text:p>
          </table:table-cell>
          <table:table-cell table:style-name="ce7" office:value-type="string" calcext:value-type="string">
            <text:p>badreddine</text:p>
          </table:table-cell>
          <table:table-cell table:formula="of:=IF([.E23]=&quot;sanxi&quot;;ORG.LIBREOFFICE.COLOR(0;255;0);IF([.E23]=&quot;karim&quot;;ORG.LIBREOFFICE.COLOR(255;0;0);IF([.E23]=&quot;yuming&quot;;ORG.LIBREOFFICE.COLOR(0;0;255);IF([.E23]=&quot;badreddine&quot;;ORG.LIBREOFFICE.COLOR(0;255;255)))))" office:value-type="float" office:value="65535" calcext:value-type="float">
            <text:p>65535</text:p>
          </table:table-cell>
          <table:table-cell table:formula="of:=ORG.LIBREOFFICE.COLOR(255;255;255)" office:value-type="float" office:value="16777215" calcext:value-type="float">
            <text:p>16777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ée un bouton « option 2 mobile » qui permet à l’utilisation de switcher entre le mode simualtion 1 mobile ou le mode simulation <text:s/>2mobiles</text:p>
          </table:table-cell>
          <table:table-cell office:value-type="date" office:date-value="2020-03-26" calcext:value-type="date">
            <text:p>26/03</text:p>
          </table:table-cell>
          <table:table-cell office:value-type="float" office:value="4" calcext:value-type="float">
            <text:p>4</text:p>
          </table:table-cell>
          <table:table-cell table:formula="of:=[.B24]+[.C24]" office:value-type="date" office:date-value="2020-03-30" calcext:value-type="date">
            <text:p>30/03</text:p>
          </table:table-cell>
          <table:table-cell table:style-name="ce7" office:value-type="string" calcext:value-type="string">
            <text:p>badreddine</text:p>
          </table:table-cell>
          <table:table-cell table:formula="of:=IF([.E24]=&quot;sanxi&quot;;ORG.LIBREOFFICE.COLOR(0;255;0);IF([.E24]=&quot;karim&quot;;ORG.LIBREOFFICE.COLOR(255;0;0);IF([.E24]=&quot;yuming&quot;;ORG.LIBREOFFICE.COLOR(0;0;255);IF([.E24]=&quot;badreddine&quot;;ORG.LIBREOFFICE.COLOR(0;255;255)))))" office:value-type="float" office:value="65535" calcext:value-type="float">
            <text:p>65535</text:p>
          </table:table-cell>
          <table:table-cell table:formula="of:=ORG.LIBREOFFICE.COLOR(255;255;255)" office:value-type="float" office:value="16777215" calcext:value-type="float">
            <text:p>16777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timisation des fonction de la classe « calcul_trajectoire.js »</text:p>
          </table:table-cell>
          <table:table-cell office:value-type="date" office:date-value="2020-03-30" calcext:value-type="date">
            <text:p>30/03</text:p>
          </table:table-cell>
          <table:table-cell office:value-type="float" office:value="1" calcext:value-type="float">
            <text:p>1</text:p>
          </table:table-cell>
          <table:table-cell table:formula="of:=[.B25]+[.C25]" office:value-type="date" office:date-value="2020-03-31" calcext:value-type="date">
            <text:p>31/03</text:p>
          </table:table-cell>
          <table:table-cell table:style-name="ce7" office:value-type="string" calcext:value-type="string">
            <text:p>badreddine</text:p>
          </table:table-cell>
          <table:table-cell table:formula="of:=IF([.E25]=&quot;sanxi&quot;;ORG.LIBREOFFICE.COLOR(0;255;0);IF([.E25]=&quot;karim&quot;;ORG.LIBREOFFICE.COLOR(255;0;0);IF([.E25]=&quot;yuming&quot;;ORG.LIBREOFFICE.COLOR(0;0;255);IF([.E25]=&quot;badreddine&quot;;ORG.LIBREOFFICE.COLOR(0;255;255)))))" office:value-type="float" office:value="65535" calcext:value-type="float">
            <text:p>65535</text:p>
          </table:table-cell>
          <table:table-cell table:formula="of:=ORG.LIBREOFFICE.COLOR(255;255;255)" office:value-type="float" office:value="16777215" calcext:value-type="float">
            <text:p>16777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ette</text:p>
          </table:table-cell>
          <table:table-cell office:value-type="date" office:date-value="2020-03-12" calcext:value-type="date">
            <text:p>12/03</text:p>
          </table:table-cell>
          <table:table-cell office:value-type="float" office:value="3" calcext:value-type="float">
            <text:p>3</text:p>
          </table:table-cell>
          <table:table-cell table:formula="of:=[.B26]+[.C26]" office:value-type="date" office:date-value="2020-03-15" calcext:value-type="date">
            <text:p>15/03</text:p>
          </table:table-cell>
          <table:table-cell office:value-type="string" calcext:value-type="string">
            <text:p>yuming</text:p>
          </table:table-cell>
          <table:table-cell table:formula="of:=IF([.E26]=&quot;sanxi&quot;;ORG.LIBREOFFICE.COLOR(0;255;0);IF([.E26]=&quot;karim&quot;;ORG.LIBREOFFICE.COLOR(255;0;0);IF([.E26]=&quot;yuming&quot;;ORG.LIBREOFFICE.COLOR(0;0;255);IF([.E26]=&quot;badreddine&quot;;ORG.LIBREOFFICE.COLOR(0;255;255)))))" office:value-type="float" office:value="255" calcext:value-type="float">
            <text:p>255</text:p>
          </table:table-cell>
          <table:table-cell table:formula="of:=ORG.LIBREOFFICE.COLOR(255;255;255)" office:value-type="float" office:value="16777215" calcext:value-type="float">
            <text:p>16777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rection bug point rouge graphe potentiel</text:p>
          </table:table-cell>
          <table:table-cell office:value-type="date" office:date-value="2020-03-20" calcext:value-type="date">
            <text:p>20/03</text:p>
          </table:table-cell>
          <table:table-cell office:value-type="float" office:value="2" calcext:value-type="float">
            <text:p>2</text:p>
          </table:table-cell>
          <table:table-cell table:formula="of:=[.B27]+[.C27]" office:value-type="date" office:date-value="2020-03-22" calcext:value-type="date">
            <text:p>22/03</text:p>
          </table:table-cell>
          <table:table-cell office:value-type="string" calcext:value-type="string">
            <text:p>yuming</text:p>
          </table:table-cell>
          <table:table-cell table:formula="of:=IF([.E27]=&quot;sanxi&quot;;ORG.LIBREOFFICE.COLOR(0;255;0);IF([.E27]=&quot;karim&quot;;ORG.LIBREOFFICE.COLOR(255;0;0);IF([.E27]=&quot;yuming&quot;;ORG.LIBREOFFICE.COLOR(0;0;255);IF([.E27]=&quot;badreddine&quot;;ORG.LIBREOFFICE.COLOR(0;255;255)))))" office:value-type="float" office:value="255" calcext:value-type="float">
            <text:p>255</text:p>
          </table:table-cell>
          <table:table-cell table:formula="of:=ORG.LIBREOFFICE.COLOR(255;255;255)" office:value-type="float" office:value="16777215" calcext:value-type="float">
            <text:p>16777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raliser graphe potentiel </text:p>
          </table:table-cell>
          <table:table-cell office:value-type="date" office:date-value="2020-03-26" calcext:value-type="date">
            <text:p>26/03</text:p>
          </table:table-cell>
          <table:table-cell office:value-type="float" office:value="1" calcext:value-type="float">
            <text:p>1</text:p>
          </table:table-cell>
          <table:table-cell table:formula="of:=[.B28]+[.C28]" office:value-type="date" office:date-value="2020-03-27" calcext:value-type="date">
            <text:p>27/03</text:p>
          </table:table-cell>
          <table:table-cell office:value-type="string" calcext:value-type="string">
            <text:p>yuming</text:p>
          </table:table-cell>
          <table:table-cell table:formula="of:=IF([.E28]=&quot;sanxi&quot;;ORG.LIBREOFFICE.COLOR(0;255;0);IF([.E28]=&quot;karim&quot;;ORG.LIBREOFFICE.COLOR(255;0;0);IF([.E28]=&quot;yuming&quot;;ORG.LIBREOFFICE.COLOR(0;0;255);IF([.E28]=&quot;badreddine&quot;;ORG.LIBREOFFICE.COLOR(0;255;255)))))" office:value-type="float" office:value="255" calcext:value-type="float">
            <text:p>255</text:p>
          </table:table-cell>
          <table:table-cell table:formula="of:=ORG.LIBREOFFICE.COLOR(255;255;255)" office:value-type="float" office:value="16777215" calcext:value-type="float">
            <text:p>16777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vail sur le rebond incohérent (problème non résolu)</text:p>
          </table:table-cell>
          <table:table-cell office:value-type="date" office:date-value="2020-03-21" calcext:value-type="date">
            <text:p>21/03</text:p>
          </table:table-cell>
          <table:table-cell office:value-type="float" office:value="2" calcext:value-type="float">
            <text:p>2</text:p>
          </table:table-cell>
          <table:table-cell table:formula="of:=[.B29]+[.C29]" office:value-type="date" office:date-value="2020-03-23" calcext:value-type="date">
            <text:p>23/03</text:p>
          </table:table-cell>
          <table:table-cell office:value-type="string" calcext:value-type="string">
            <text:p>yuming</text:p>
          </table:table-cell>
          <table:table-cell table:formula="of:=IF([.E29]=&quot;sanxi&quot;;ORG.LIBREOFFICE.COLOR(0;255;0);IF([.E29]=&quot;karim&quot;;ORG.LIBREOFFICE.COLOR(255;0;0);IF([.E29]=&quot;yuming&quot;;ORG.LIBREOFFICE.COLOR(0;0;255);IF([.E29]=&quot;badreddine&quot;;ORG.LIBREOFFICE.COLOR(0;255;255)))))" office:value-type="float" office:value="255" calcext:value-type="float">
            <text:p>255</text:p>
          </table:table-cell>
          <table:table-cell table:formula="of:=ORG.LIBREOFFICE.COLOR(255;255;255)" office:value-type="float" office:value="16777215" calcext:value-type="float">
            <text:p>16777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bleme zoom </text:p>
          </table:table-cell>
          <table:table-cell office:value-type="date" office:date-value="2020-04-02" calcext:value-type="date">
            <text:p>02/04</text:p>
          </table:table-cell>
          <table:table-cell office:value-type="float" office:value="3" calcext:value-type="float">
            <text:p>3</text:p>
          </table:table-cell>
          <table:table-cell table:formula="of:=[.B30]+[.C30]" office:value-type="date" office:date-value="2020-04-05" calcext:value-type="date">
            <text:p>05/04</text:p>
          </table:table-cell>
          <table:table-cell office:value-type="string" calcext:value-type="string">
            <text:p>yuming</text:p>
          </table:table-cell>
          <table:table-cell table:formula="of:=IF([.E30]=&quot;sanxi&quot;;ORG.LIBREOFFICE.COLOR(0;255;0);IF([.E30]=&quot;karim&quot;;ORG.LIBREOFFICE.COLOR(255;0;0);IF([.E30]=&quot;yuming&quot;;ORG.LIBREOFFICE.COLOR(0;0;255);IF([.E30]=&quot;badreddine&quot;;ORG.LIBREOFFICE.COLOR(0;255;255)))))" office:value-type="float" office:value="255" calcext:value-type="float">
            <text:p>255</text:p>
          </table:table-cell>
          <table:table-cell table:formula="of:=ORG.LIBREOFFICE.COLOR(255;255;255)" office:value-type="float" office:value="16777215" calcext:value-type="float">
            <text:p>16777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lever <text:s/>diode gradient acceleration pour les photon</text:p>
          </table:table-cell>
          <table:table-cell office:value-type="date" office:date-value="2020-04-07" calcext:value-type="date">
            <text:p>07/04</text:p>
          </table:table-cell>
          <table:table-cell office:value-type="float" office:value="1" calcext:value-type="float">
            <text:p>1</text:p>
          </table:table-cell>
          <table:table-cell table:formula="of:=[.B31]+[.C31]" office:value-type="date" office:date-value="2020-04-08" calcext:value-type="date">
            <text:p>08/04</text:p>
          </table:table-cell>
          <table:table-cell office:value-type="string" calcext:value-type="string">
            <text:p>yuming</text:p>
          </table:table-cell>
          <table:table-cell table:formula="of:=IF([.E31]=&quot;sanxi&quot;;ORG.LIBREOFFICE.COLOR(0;255;0);IF([.E31]=&quot;karim&quot;;ORG.LIBREOFFICE.COLOR(255;0;0);IF([.E31]=&quot;yuming&quot;;ORG.LIBREOFFICE.COLOR(0;0;255);IF([.E31]=&quot;badreddine&quot;;ORG.LIBREOFFICE.COLOR(0;255;255)))))" office:value-type="float" office:value="255" calcext:value-type="float">
            <text:p>255</text:p>
          </table:table-cell>
          <table:table-cell table:formula="of:=ORG.LIBREOFFICE.COLOR(255;255;255)" office:value-type="float" office:value="16777215" calcext:value-type="float">
            <text:p>16777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aborer version autonome sans bibliotheque </text:p>
          </table:table-cell>
          <table:table-cell office:value-type="date" office:date-value="2020-03-12" calcext:value-type="date">
            <text:p>12/03</text:p>
          </table:table-cell>
          <table:table-cell office:value-type="float" office:value="6" calcext:value-type="float">
            <text:p>6</text:p>
          </table:table-cell>
          <table:table-cell table:formula="of:=[.B32]+[.C32]" office:value-type="date" office:date-value="2020-03-18" calcext:value-type="date">
            <text:p>18/03</text:p>
          </table:table-cell>
          <table:table-cell office:value-type="string" calcext:value-type="string">
            <text:p>karim</text:p>
          </table:table-cell>
          <table:table-cell table:formula="of:=IF([.E32]=&quot;sanxi&quot;;ORG.LIBREOFFICE.COLOR(0;255;0);IF([.E32]=&quot;karim&quot;;ORG.LIBREOFFICE.COLOR(255;0;0);IF([.E32]=&quot;yuming&quot;;ORG.LIBREOFFICE.COLOR(0;0;255);IF([.E32]=&quot;badreddine&quot;;ORG.LIBREOFFICE.COLOR(0;255;255)))))" office:value-type="float" office:value="16711680" calcext:value-type="float">
            <text:p>16711680</text:p>
          </table:table-cell>
          <table:table-cell table:formula="of:=ORG.LIBREOFFICE.COLOR(255;255;255)" office:value-type="float" office:value="16777215" calcext:value-type="float">
            <text:p>16777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lcul annexe en grand</text:p>
          </table:table-cell>
          <table:table-cell office:value-type="date" office:date-value="2020-03-20" calcext:value-type="date">
            <text:p>20/03</text:p>
          </table:table-cell>
          <table:table-cell office:value-type="float" office:value="2" calcext:value-type="float">
            <text:p>2</text:p>
          </table:table-cell>
          <table:table-cell table:formula="of:=[.B33]+[.C33]" office:value-type="date" office:date-value="2020-03-22" calcext:value-type="date">
            <text:p>22/03</text:p>
          </table:table-cell>
          <table:table-cell table:style-name="ce8" office:value-type="string" calcext:value-type="string">
            <text:p>karim</text:p>
          </table:table-cell>
          <table:table-cell table:formula="of:=IF([.E33]=&quot;sanxi&quot;;ORG.LIBREOFFICE.COLOR(0;255;0);IF([.E33]=&quot;karim&quot;;ORG.LIBREOFFICE.COLOR(255;0;0);IF([.E33]=&quot;yuming&quot;;ORG.LIBREOFFICE.COLOR(0;0;255);IF([.E33]=&quot;badreddine&quot;;ORG.LIBREOFFICE.COLOR(0;255;255)))))" office:value-type="float" office:value="16711680" calcext:value-type="float">
            <text:p>16711680</text:p>
          </table:table-cell>
          <table:table-cell table:formula="of:=ORG.LIBREOFFICE.COLOR(255;255;255)" office:value-type="float" office:value="16777215" calcext:value-type="float">
            <text:p>16777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gende bouton</text:p>
          </table:table-cell>
          <table:table-cell office:value-type="date" office:date-value="2020-03-23" calcext:value-type="date">
            <text:p>23/03</text:p>
          </table:table-cell>
          <table:table-cell office:value-type="float" office:value="1" calcext:value-type="float">
            <text:p>1</text:p>
          </table:table-cell>
          <table:table-cell table:formula="of:=[.B34]+[.C34]" office:value-type="date" office:date-value="2020-03-24" calcext:value-type="date">
            <text:p>24/03</text:p>
          </table:table-cell>
          <table:table-cell office:value-type="string" calcext:value-type="string">
            <text:p>karim</text:p>
          </table:table-cell>
          <table:table-cell table:formula="of:=IF([.E34]=&quot;sanxi&quot;;ORG.LIBREOFFICE.COLOR(0;255;0);IF([.E34]=&quot;karim&quot;;ORG.LIBREOFFICE.COLOR(255;0;0);IF([.E34]=&quot;yuming&quot;;ORG.LIBREOFFICE.COLOR(0;0;255);IF([.E34]=&quot;badreddine&quot;;ORG.LIBREOFFICE.COLOR(0;255;255)))))" office:value-type="float" office:value="16711680" calcext:value-type="float">
            <text:p>16711680</text:p>
          </table:table-cell>
          <table:table-cell table:formula="of:=ORG.LIBREOFFICE.COLOR(255;255;255)" office:value-type="float" office:value="16777215" calcext:value-type="float">
            <text:p>16777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bleme zoom </text:p>
          </table:table-cell>
          <table:table-cell office:value-type="date" office:date-value="2020-04-02" calcext:value-type="date">
            <text:p>02/04</text:p>
          </table:table-cell>
          <table:table-cell office:value-type="float" office:value="3" calcext:value-type="float">
            <text:p>3</text:p>
          </table:table-cell>
          <table:table-cell table:formula="of:=[.B35]+[.C35]" office:value-type="date" office:date-value="2020-04-05" calcext:value-type="date">
            <text:p>05/04</text:p>
          </table:table-cell>
          <table:table-cell office:value-type="string" calcext:value-type="string">
            <text:p>karim</text:p>
          </table:table-cell>
          <table:table-cell table:formula="of:=IF([.E35]=&quot;sanxi&quot;;ORG.LIBREOFFICE.COLOR(0;255;0);IF([.E35]=&quot;karim&quot;;ORG.LIBREOFFICE.COLOR(255;0;0);IF([.E35]=&quot;yuming&quot;;ORG.LIBREOFFICE.COLOR(0;0;255);IF([.E35]=&quot;badreddine&quot;;ORG.LIBREOFFICE.COLOR(0;255;255)))))" office:value-type="float" office:value="16711680" calcext:value-type="float">
            <text:p>16711680</text:p>
          </table:table-cell>
          <table:table-cell table:formula="of:=ORG.LIBREOFFICE.COLOR(255;255;255)" office:value-type="float" office:value="16777215" calcext:value-type="float">
            <text:p>16777215</text:p>
          </table:table-cell>
          <table:table-cell table:number-columns-repeated="5"/>
          <table:table-cell table:style-name="ce9"/>
        </table:table-row>
        <table:table-row table:style-name="ro1">
          <table:table-cell office:value-type="string" calcext:value-type="string">
            <text:p>Travail sur le rebond incohérent (problème non résolu)</text:p>
          </table:table-cell>
          <table:table-cell office:value-type="date" office:date-value="2020-03-24" calcext:value-type="date">
            <text:p>24/03</text:p>
          </table:table-cell>
          <table:table-cell office:value-type="float" office:value="4" calcext:value-type="float">
            <text:p>4</text:p>
          </table:table-cell>
          <table:table-cell table:formula="of:=[.B36]+[.C36]" office:value-type="date" office:date-value="2020-03-28" calcext:value-type="date">
            <text:p>28/03</text:p>
          </table:table-cell>
          <table:table-cell office:value-type="string" calcext:value-type="string">
            <text:p>karim</text:p>
          </table:table-cell>
          <table:table-cell table:formula="of:=IF([.E36]=&quot;sanxi&quot;;ORG.LIBREOFFICE.COLOR(0;255;0);IF([.E36]=&quot;karim&quot;;ORG.LIBREOFFICE.COLOR(255;0;0);IF([.E36]=&quot;yuming&quot;;ORG.LIBREOFFICE.COLOR(0;0;255);IF([.E36]=&quot;badreddine&quot;;ORG.LIBREOFFICE.COLOR(0;255;255)))))" office:value-type="float" office:value="16711680" calcext:value-type="float">
            <text:p>16711680</text:p>
          </table:table-cell>
          <table:table-cell table:formula="of:=ORG.LIBREOFFICE.COLOR(255;255;255)" office:value-type="float" office:value="16777215" calcext:value-type="float">
            <text:p>16777215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Feuille1.E2:Feuille1.E39">
            <calcext:condition calcext:apply-style-name="Sans nom8" calcext:value="=&quot;sanxi&quot;" calcext:base-cell-address="Feuille1.E2"/>
            <calcext:condition calcext:apply-style-name="Sans nom9" calcext:value="=&quot;karim&quot;" calcext:base-cell-address="Feuille1.E2"/>
            <calcext:condition calcext:apply-style-name="Sans nom6" calcext:value="=&quot;yuming&quot;" calcext:base-cell-address="Feuille1.E2"/>
            <calcext:condition calcext:apply-style-name="Sans nom10" calcext:value="=&quot;badreddine&quot;" calcext:base-cell-address="Feuille1.E2"/>
          </calcext:conditional-format>
          <calcext:conditional-format calcext:target-range-address="Feuille1.E16:Feuille1.E17">
            <calcext:condition calcext:apply-style-name="Sans nom8" calcext:value="=&quot;sanxi&quot;" calcext:base-cell-address="Feuille1.E16"/>
            <calcext:condition calcext:apply-style-name="Sans nom9" calcext:value="=&quot;karim&quot;" calcext:base-cell-address="Feuille1.E16"/>
            <calcext:condition calcext:apply-style-name="Sans nom6" calcext:value="=&quot;yuming&quot;" calcext:base-cell-address="Feuille1.E16"/>
            <calcext:condition calcext:apply-style-name="Sans nom10" calcext:value="=&quot;badreddine&quot;" calcext:base-cell-address="Feuille1.E16"/>
          </calcext:conditional-format>
          <calcext:conditional-format calcext:target-range-address="Feuille1.E18:Feuille1.E18">
            <calcext:condition calcext:apply-style-name="Sans nom8" calcext:value="=&quot;sanxi&quot;" calcext:base-cell-address="Feuille1.E18"/>
            <calcext:condition calcext:apply-style-name="Sans nom9" calcext:value="=&quot;karim&quot;" calcext:base-cell-address="Feuille1.E18"/>
            <calcext:condition calcext:apply-style-name="Sans nom6" calcext:value="=&quot;yuming&quot;" calcext:base-cell-address="Feuille1.E18"/>
            <calcext:condition calcext:apply-style-name="Sans nom10" calcext:value="=&quot;badreddine&quot;" calcext:base-cell-address="Feuille1.E18"/>
          </calcext:conditional-format>
          <calcext:conditional-format calcext:target-range-address="Feuille1.E19:Feuille1.E19">
            <calcext:condition calcext:apply-style-name="Sans nom8" calcext:value="=&quot;sanxi&quot;" calcext:base-cell-address="Feuille1.E19"/>
            <calcext:condition calcext:apply-style-name="Sans nom9" calcext:value="=&quot;karim&quot;" calcext:base-cell-address="Feuille1.E19"/>
            <calcext:condition calcext:apply-style-name="Sans nom6" calcext:value="=&quot;yuming&quot;" calcext:base-cell-address="Feuille1.E19"/>
            <calcext:condition calcext:apply-style-name="Sans nom10" calcext:value="=&quot;badreddine&quot;" calcext:base-cell-address="Feuille1.E19"/>
          </calcext:conditional-format>
          <calcext:conditional-format calcext:target-range-address="Feuille1.E20:Feuille1.E22">
            <calcext:condition calcext:apply-style-name="Sans nom8" calcext:value="=&quot;sanxi&quot;" calcext:base-cell-address="Feuille1.E20"/>
            <calcext:condition calcext:apply-style-name="Sans nom9" calcext:value="=&quot;karim&quot;" calcext:base-cell-address="Feuille1.E20"/>
            <calcext:condition calcext:apply-style-name="Sans nom6" calcext:value="=&quot;yuming&quot;" calcext:base-cell-address="Feuille1.E20"/>
            <calcext:condition calcext:apply-style-name="Sans nom10" calcext:value="=&quot;badreddine&quot;" calcext:base-cell-address="Feuille1.E20"/>
          </calcext:conditional-format>
          <calcext:conditional-format calcext:target-range-address="Feuille1.E23:Feuille1.E25">
            <calcext:condition calcext:apply-style-name="Sans nom8" calcext:value="=&quot;sanxi&quot;" calcext:base-cell-address="Feuille1.E23"/>
            <calcext:condition calcext:apply-style-name="Sans nom9" calcext:value="=&quot;karim&quot;" calcext:base-cell-address="Feuille1.E23"/>
            <calcext:condition calcext:apply-style-name="Sans nom6" calcext:value="=&quot;yuming&quot;" calcext:base-cell-address="Feuille1.E23"/>
            <calcext:condition calcext:apply-style-name="Sans nom10" calcext:value="=&quot;badreddine&quot;" calcext:base-cell-address="Feuille1.E2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08"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ext-properties fo:color="#00ccff"/>
    </style:style>
    <style:style style:name="Sans_20_nom2" style:display-name="Sans nom2" style:family="table-cell" style:parent-style-name="Default">
      <style:text-properties fo:color="#33ff99"/>
    </style:style>
    <style:style style:name="Sans_20_nom3" style:display-name="Sans nom3" style:family="table-cell" style:parent-style-name="Default">
      <style:table-cell-properties fo:background-color="#3333ff"/>
      <style:text-properties fo:color="#ff6600"/>
    </style:style>
    <style:style style:name="Sans_20_nom4" style:display-name="Sans nom4" style:family="table-cell" style:parent-style-name="Default">
      <style:table-cell-properties fo:background-color="#3399ff"/>
    </style:style>
    <style:style style:name="Sans_20_nom5" style:display-name="Sans nom5" style:family="table-cell" style:parent-style-name="Default">
      <style:table-cell-properties fo:background-color="#66ff99"/>
    </style:style>
    <style:style style:name="Sans_20_nom6" style:display-name="Sans nom6" style:family="table-cell" style:parent-style-name="Default">
      <style:table-cell-properties fo:background-color="#0000ff"/>
    </style:style>
    <style:style style:name="Sans_20_nom7" style:display-name="Sans nom7" style:family="table-cell" style:parent-style-name="Default">
      <style:table-cell-properties fo:background-color="#ff3333"/>
    </style:style>
    <style:style style:name="Sans_20_nom8" style:display-name="Sans nom8" style:family="table-cell" style:parent-style-name="Default">
      <style:table-cell-properties fo:background-color="#99ff66"/>
    </style:style>
    <style:style style:name="Sans_20_nom9" style:display-name="Sans nom9" style:family="table-cell" style:parent-style-name="Default">
      <style:table-cell-properties fo:background-color="#ff3333"/>
    </style:style>
    <style:style style:name="Sans_20_nom10" style:display-name="Sans nom10" style:family="table-cell" style:parent-style-name="Default">
      <style:table-cell-properties fo:background-color="#66ffff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7">00.00.0000</text:date>, <text:time style:data-style-name="N2" text:time-value="22:10:47.3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9:36:04.072000000</meta:creation-date>
    <meta:editing-duration>PT27M24S</meta:editing-duration>
    <meta:editing-cycles>7</meta:editing-cycles>
    <meta:generator>LibreOffice/5.2.6.2$Windows_x86 LibreOffice_project/a3100ed2409ebf1c212f5048fbe377c281438fdc</meta:generator>
    <dc:date>2020-04-07T23:03:01.135000000</dc:date>
    <meta:document-statistic meta:table-count="1" meta:cell-count="249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8">
      <number:day number:style="long"/>
      <number:text>/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108">
      <style:chart-properties chart:display-label="true" chart:logarithmic="false" chart:minimum="43894" chart:maximum="43929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8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6.939cm" svg:height="26.402cm" xlink:href=".." xlink:type="simple" chart:class="chart:bar" chart:column-mapping="1" chart:style-name="ch1">
        <chart:title svg:x="21.401cm" svg:y="0.664cm" chart:style-name="ch2">
          <text:p>Diagramme de Gantt</text:p>
        </chart:title>
        <chart:plot-area chart:style-name="ch3" table:cell-range-address="Feuille1.A1:Feuille1.C39 Feuille1.F2:Feuille1.G39" chart:data-source-has-labels="both" svg:x="1.949cm" svg:y="1.971cm" svg:width="44.052cm" svg:height="22.922cm">
          <chartooo:coordinate-region svg:x="23.393cm" svg:y="1.971cm" svg:width="22.183cm" svg:height="22.275cm"/>
          <chart:axis chart:dimension="x" chart:name="primary-x" chart:style-name="ch4" chartooo:axis-type="auto">
            <chartooo:date-scale/>
            <chart:title svg:x="0.451cm" svg:y="14.032cm" chart:style-name="ch5">
              <text:p>Taches</text:p>
            </chart:title>
            <chart:categories table:cell-range-address="Feuille1.A2:Feuille1.A39"/>
          </chart:axis>
          <chart:axis chart:dimension="y" chart:name="primary-y" chart:style-name="ch6">
            <chart:title svg:x="23.402cm" svg:y="25.421cm" chart:style-name="ch7">
              <text:p>Temps</text:p>
            </chart:title>
            <chart:grid chart:style-name="ch8" chart:class="major"/>
          </chart:axis>
          <chart:series chart:style-name="ch9" chart:values-cell-range-address="Feuille1.B2:Feuille1.B39" chart:label-cell-address="Feuille1.B1:Feuille1.B1" chart:class="chart:bar">
            <chart:data-point chart:repeated="38"/>
            <loext:propertry-mapping loext:property="FillColor" loext:cell-range-address="Feuille1.G2:Feuille1.G39"/>
          </chart:series>
          <chart:series chart:style-name="ch10" chart:values-cell-range-address="Feuille1.C2:Feuille1.C39" chart:label-cell-address="Feuille1.C1:Feuille1.C1" chart:class="chart:bar">
            <chart:data-point chart:repeated="38"/>
            <loext:propertry-mapping loext:property="FillColor" loext:cell-range-address="Feuille1.F2:Feuille1.F3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e de debut</text:p>
                <draw:g>
                  <svg:desc>Feuille1.B1:Feuille1.B1</svg:desc>
                </draw:g>
              </table:table-cell>
              <table:table-cell office:value-type="string">
                <text:p>Colonne G</text:p>
              </table:table-cell>
              <table:table-cell office:value-type="string">
                <text:p>duree jour</text:p>
                <draw:g>
                  <svg:desc>Feuille1.C1:Feuille1.C1</svg:desc>
                </draw:g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string">
                <text:p>correction de variable obs en mobile(trajectoires) et ajout d’un bouton observateur</text:p>
                <draw:g>
                  <svg:desc>Feuille1.A2:Feuille1.A39</svg:desc>
                </draw:g>
              </table:table-cell>
              <table:table-cell office:value-type="float" office:value="43894">
                <text:p>43894</text:p>
                <draw:g>
                  <svg:desc>Feuille1.B2:Feuille1.B39</svg:desc>
                </draw:g>
              </table:table-cell>
              <table:table-cell office:value-type="float" office:value="16777215">
                <text:p>16777215</text:p>
                <draw:g>
                  <svg:desc>Feuille1.G2:Feuille1.G39</svg:desc>
                </draw:g>
              </table:table-cell>
              <table:table-cell office:value-type="float" office:value="2">
                <text:p>2</text:p>
                <draw:g>
                  <svg:desc>Feuille1.C2:Feuille1.C39</svg:desc>
                </draw:g>
              </table:table-cell>
              <table:table-cell office:value-type="float" office:value="65280">
                <text:p>65280</text:p>
                <draw:g>
                  <svg:desc>Feuille1.F2:Feuille1.F39</svg:desc>
                </draw:g>
              </table:table-cell>
            </table:table-row>
            <table:table-row>
              <table:table-cell office:value-type="string">
                <text:p>Correction du bug: monofluide univers dm→z fonctionne que si calcul préalable de z</text:p>
              </table:table-cell>
              <table:table-cell office:value-type="float" office:value="43896">
                <text:p>43896</text:p>
              </table:table-cell>
              <table:table-cell office:value-type="float" office:value="16777215">
                <text:p>16777215</text:p>
              </table:table-cell>
              <table:table-cell office:value-type="float" office:value="2">
                <text:p>2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Messagerie redirection sur adresse mail universitaire</text:p>
              </table:table-cell>
              <table:table-cell office:value-type="float" office:value="43898">
                <text:p>43898</text:p>
              </table:table-cell>
              <table:table-cell office:value-type="float" office:value="16777215">
                <text:p>16777215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Correction bug: Pour univers(et monofluides) le calcul inverse t→ z ne fonctionne pas</text:p>
              </table:table-cell>
              <table:table-cell office:value-type="float" office:value="43901">
                <text:p>43901</text:p>
              </table:table-cell>
              <table:table-cell office:value-type="float" office:value="16777215">
                <text:p>16777215</text:p>
              </table:table-cell>
              <table:table-cell office:value-type="float" office:value="4">
                <text:p>4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Correction bug: Univers (voir explications commentaire cellule)</text:p>
              </table:table-cell>
              <table:table-cell office:value-type="float" office:value="43905">
                <text:p>43905</text:p>
              </table:table-cell>
              <table:table-cell office:value-type="float" office:value="16777215">
                <text:p>16777215</text:p>
              </table:table-cell>
              <table:table-cell office:value-type="float" office:value="2">
                <text:p>2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Travail sur le rebond incohérent (problème non résolu)</text:p>
              </table:table-cell>
              <table:table-cell office:value-type="float" office:value="43908">
                <text:p>43908</text:p>
              </table:table-cell>
              <table:table-cell office:value-type="float" office:value="16777215">
                <text:p>16777215</text:p>
              </table:table-cell>
              <table:table-cell office:value-type="float" office:value="4">
                <text:p>4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ébauche tutoriel : création/insertion de gifs et conversion html→pdf automatique</text:p>
              </table:table-cell>
              <table:table-cell office:value-type="float" office:value="43912">
                <text:p>43912</text:p>
              </table:table-cell>
              <table:table-cell office:value-type="float" office:value="16777215">
                <text:p>16777215</text:p>
              </table:table-cell>
              <table:table-cell office:value-type="float" office:value="2">
                <text:p>2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Correction du rebond incohérent (problème résolu): limiter a 300m/s, petite animation crash et message d’avertissement</text:p>
              </table:table-cell>
              <table:table-cell office:value-type="float" office:value="43915">
                <text:p>43915</text:p>
              </table:table-cell>
              <table:table-cell office:value-type="float" office:value="16777215">
                <text:p>16777215</text:p>
              </table:table-cell>
              <table:table-cell office:value-type="float" office:value="2">
                <text:p>2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Arreter la possibilité de passer de mobile→observateur (et inversement) en cours d’une trajectoire</text:p>
              </table:table-cell>
              <table:table-cell office:value-type="float" office:value="43901">
                <text:p>43901</text:p>
              </table:table-cell>
              <table:table-cell office:value-type="float" office:value="16777215">
                <text:p>16777215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Optimisation diverses et petit bug(voir en commentaire de la cellule)</text:p>
              </table:table-cell>
              <table:table-cell office:value-type="float" office:value="43917">
                <text:p>43917</text:p>
              </table:table-cell>
              <table:table-cell office:value-type="float" office:value="16777215">
                <text:p>16777215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Trajectoire :Mettre les vitesses a 0 apres qu’on s’est écrasé</text:p>
              </table:table-cell>
              <table:table-cell office:value-type="float" office:value="43918">
                <text:p>43918</text:p>
              </table:table-cell>
              <table:table-cell office:value-type="float" office:value="16777215">
                <text:p>16777215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Création du diagramme de gantt (on l’a rempli séparément avec nos taches faites)</text:p>
              </table:table-cell>
              <table:table-cell office:value-type="float" office:value="43924">
                <text:p>43924</text:p>
              </table:table-cell>
              <table:table-cell office:value-type="float" office:value="16777215">
                <text:p>16777215</text:p>
              </table:table-cell>
              <table:table-cell office:value-type="float" office:value="2">
                <text:p>2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Trajectoires pour observateur, bulles ur et uphi mettre dr/dt et r*dphi/dt</text:p>
              </table:table-cell>
              <table:table-cell office:value-type="float" office:value="43922">
                <text:p>43922</text:p>
              </table:table-cell>
              <table:table-cell office:value-type="float" office:value="16777215">
                <text:p>16777215</text:p>
              </table:table-cell>
              <table:table-cell office:value-type="float" office:value="2">
                <text:p>2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Changement warning page accueil/trajectoires et fixage du bug ou il faux cliquer 2 fois pour faire apparaître le texte</text:p>
              </table:table-cell>
              <table:table-cell office:value-type="float" office:value="43927">
                <text:p>43927</text:p>
              </table:table-cell>
              <table:table-cell office:value-type="float" office:value="16777215">
                <text:p>16777215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Option 2 mobiles: structurer la page HTML et l’adapter pour un 2éme mobile</text:p>
              </table:table-cell>
              <table:table-cell office:value-type="float" office:value="43895">
                <text:p>43895</text:p>
              </table:table-cell>
              <table:table-cell office:value-type="float" office:value="16777215">
                <text:p>16777215</text:p>
              </table:table-cell>
              <table:table-cell office:value-type="float" office:value="1">
                <text:p>1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adapter les fonctions pour un 2éme mobile, mise a jours et création de fonction  pour la classe « calcul_trajectoire.js » </text:p>
              </table:table-cell>
              <table:table-cell office:value-type="float" office:value="43896">
                <text:p>43896</text:p>
              </table:table-cell>
              <table:table-cell office:value-type="float" office:value="16777215">
                <text:p>16777215</text:p>
              </table:table-cell>
              <table:table-cell office:value-type="float" office:value="16">
                <text:p>16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fixer le bug du rebond pour les 2 mobiles==&gt; conflit de variables.</text:p>
              </table:table-cell>
              <table:table-cell office:value-type="float" office:value="43903">
                <text:p>43903</text:p>
              </table:table-cell>
              <table:table-cell office:value-type="float" office:value="16777215">
                <text:p>16777215</text:p>
              </table:table-cell>
              <table:table-cell office:value-type="float" office:value="1">
                <text:p>1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Option 2 mobiles: MAJ  structure de la page HTML, version moins chargé </text:p>
              </table:table-cell>
              <table:table-cell office:value-type="float" office:value="43908">
                <text:p>43908</text:p>
              </table:table-cell>
              <table:table-cell office:value-type="float" office:value="16777215">
                <text:p>16777215</text:p>
              </table:table-cell>
              <table:table-cell office:value-type="float" office:value="1">
                <text:p>1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fixer le bug de l’enregistrement, bouton ne marche pas.</text:p>
              </table:table-cell>
              <table:table-cell office:value-type="float" office:value="43909">
                <text:p>43909</text:p>
              </table:table-cell>
              <table:table-cell office:value-type="float" office:value="16777215">
                <text:p>16777215</text:p>
              </table:table-cell>
              <table:table-cell office:value-type="float" office:value="1">
                <text:p>1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 fixer le bug des manettes: bouton pause et vitesse ne marche pas pour le mobile2 </text:p>
              </table:table-cell>
              <table:table-cell office:value-type="float" office:value="43910">
                <text:p>43910</text:p>
              </table:table-cell>
              <table:table-cell office:value-type="float" office:value="16777215">
                <text:p>16777215</text:p>
              </table:table-cell>
              <table:table-cell office:value-type="float" office:value="1">
                <text:p>1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MAJ de l’option « valeurs précédente »</text:p>
              </table:table-cell>
              <table:table-cell office:value-type="float" office:value="43910">
                <text:p>43910</text:p>
              </table:table-cell>
              <table:table-cell office:value-type="float" office:value="16777215">
                <text:p>16777215</text:p>
              </table:table-cell>
              <table:table-cell office:value-type="float" office:value="1">
                <text:p>1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création d’une nouvelle classe « graphe_potentiel2 » independante pour dessiné un 2éme graphe de potentiel</text:p>
              </table:table-cell>
              <table:table-cell office:value-type="float" office:value="43913">
                <text:p>43913</text:p>
              </table:table-cell>
              <table:table-cell office:value-type="float" office:value="16777215">
                <text:p>16777215</text:p>
              </table:table-cell>
              <table:table-cell office:value-type="float" office:value="2">
                <text:p>2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crée un bouton « option 2 mobile » qui permet à l’utilisation de switcher entre le mode simualtion 1 mobile ou le mode simulation  2mobiles</text:p>
              </table:table-cell>
              <table:table-cell office:value-type="float" office:value="43916">
                <text:p>43916</text:p>
              </table:table-cell>
              <table:table-cell office:value-type="float" office:value="16777215">
                <text:p>16777215</text:p>
              </table:table-cell>
              <table:table-cell office:value-type="float" office:value="4">
                <text:p>4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optimisation des fonction de la classe « calcul_trajectoire.js »</text:p>
              </table:table-cell>
              <table:table-cell office:value-type="float" office:value="43920">
                <text:p>43920</text:p>
              </table:table-cell>
              <table:table-cell office:value-type="float" office:value="16777215">
                <text:p>16777215</text:p>
              </table:table-cell>
              <table:table-cell office:value-type="float" office:value="1">
                <text:p>1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manette</text:p>
              </table:table-cell>
              <table:table-cell office:value-type="float" office:value="43902">
                <text:p>43902</text:p>
              </table:table-cell>
              <table:table-cell office:value-type="float" office:value="16777215">
                <text:p>16777215</text:p>
              </table:table-cell>
              <table:table-cell office:value-type="float" office:value="3">
                <text:p>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Correction bug point rouge graphe potentiel</text:p>
              </table:table-cell>
              <table:table-cell office:value-type="float" office:value="43910">
                <text:p>43910</text:p>
              </table:table-cell>
              <table:table-cell office:value-type="float" office:value="16777215">
                <text:p>16777215</text:p>
              </table:table-cell>
              <table:table-cell office:value-type="float" office:value="2">
                <text:p>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centraliser graphe potentiel </text:p>
              </table:table-cell>
              <table:table-cell office:value-type="float" office:value="43916">
                <text:p>43916</text:p>
              </table:table-cell>
              <table:table-cell office:value-type="float" office:value="16777215">
                <text:p>16777215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Travail sur le rebond incohérent (problème non résolu)</text:p>
              </table:table-cell>
              <table:table-cell office:value-type="float" office:value="43911">
                <text:p>43911</text:p>
              </table:table-cell>
              <table:table-cell office:value-type="float" office:value="16777215">
                <text:p>16777215</text:p>
              </table:table-cell>
              <table:table-cell office:value-type="float" office:value="2">
                <text:p>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probleme zoom </text:p>
              </table:table-cell>
              <table:table-cell office:value-type="float" office:value="43923">
                <text:p>43923</text:p>
              </table:table-cell>
              <table:table-cell office:value-type="float" office:value="16777215">
                <text:p>16777215</text:p>
              </table:table-cell>
              <table:table-cell office:value-type="float" office:value="3">
                <text:p>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enlever  diode gradient acceleration pour les photon</text:p>
              </table:table-cell>
              <table:table-cell office:value-type="float" office:value="43928">
                <text:p>43928</text:p>
              </table:table-cell>
              <table:table-cell office:value-type="float" office:value="16777215">
                <text:p>16777215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elaborer version autonome sans bibliotheque </text:p>
              </table:table-cell>
              <table:table-cell office:value-type="float" office:value="43902">
                <text:p>43902</text:p>
              </table:table-cell>
              <table:table-cell office:value-type="float" office:value="16777215">
                <text:p>16777215</text:p>
              </table:table-cell>
              <table:table-cell office:value-type="float" office:value="6">
                <text:p>6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calcul annexe en grand</text:p>
              </table:table-cell>
              <table:table-cell office:value-type="float" office:value="43910">
                <text:p>43910</text:p>
              </table:table-cell>
              <table:table-cell office:value-type="float" office:value="16777215">
                <text:p>16777215</text:p>
              </table:table-cell>
              <table:table-cell office:value-type="float" office:value="2">
                <text:p>2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legende bouton</text:p>
              </table:table-cell>
              <table:table-cell office:value-type="float" office:value="43913">
                <text:p>43913</text:p>
              </table:table-cell>
              <table:table-cell office:value-type="float" office:value="16777215">
                <text:p>1677721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probleme zoom </text:p>
              </table:table-cell>
              <table:table-cell office:value-type="float" office:value="43923">
                <text:p>43923</text:p>
              </table:table-cell>
              <table:table-cell office:value-type="float" office:value="16777215">
                <text:p>16777215</text:p>
              </table:table-cell>
              <table:table-cell office:value-type="float" office:value="3">
                <text:p>3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Travail sur le rebond incohérent (problème non résolu)</text:p>
              </table:table-cell>
              <table:table-cell office:value-type="float" office:value="43914">
                <text:p>43914</text:p>
              </table:table-cell>
              <table:table-cell office:value-type="float" office:value="16777215">
                <text:p>16777215</text:p>
              </table:table-cell>
              <table:table-cell office:value-type="float" office:value="4">
                <text:p>4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